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31bd6" officeooo:paragraph-rsid="00031bd6" style:font-size-asian="20pt" style:font-size-complex="20pt"/>
    </style:style>
    <style:style style:name="P2" style:family="paragraph" style:parent-style-name="Standard">
      <style:text-properties fo:font-size="16pt" officeooo:rsid="00031bd6" officeooo:paragraph-rsid="00031bd6" style:font-size-asian="14pt" style:font-size-complex="16pt"/>
    </style:style>
    <style:style style:name="P3" style:family="paragraph" style:parent-style-name="Standard">
      <style:text-properties fo:font-size="10pt" officeooo:rsid="00031bd6" officeooo:paragraph-rsid="00031bd6" style:font-size-asian="8.75pt" style:font-size-complex="10pt"/>
    </style:style>
    <style:style style:name="T1" style:family="text">
      <style:text-properties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dor de Estoque</text:p>
      <text:p text:style-name="P2">Introdução</text:p>
      <text:p text:style-name="P3">Há uma grande dificuldade de pequenos empreendedores de gerenciar seus negócios de forma livre, privada e gratuita, então visando este problema resolvi desenvolver um gerenciador de estoque gratuito usando a linguagem de programação Java.</text:p>
      <text:p text:style-name="P3"/>
      <text:p text:style-name="P3"><text:s/><text:span text:style-name="T1">Requisitos Funcionais</text:span></text:p>
      <text:p text:style-name="P3">- Criar produtos</text:p>
      <text:p text:style-name="P3">- Listar produtos</text:p>
      <text:p text:style-name="P3">- Procurar produtos pelo nome</text:p>
      <text:p text:style-name="P3">- Atualizar produtos</text:p>
      <text:p text:style-name="P3">- Deletar produtos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3:10:32.397721219</meta:creation-date>
    <dc:date>2026-02-27T13:33:37.891252705</dc:date>
    <meta:editing-duration>PT12M50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57" meta:character-count="392" meta:non-whitespace-character-count="343"/>
  </office:meta>
</office:document-meta>
</file>